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4.26cm" style:rel-column-width="18687*"/>
    </style:style>
    <style:style style:name="Table12.B" style:family="table-column">
      <style:table-column-properties style:column-width="10.679cm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Code_20_Listing">
      <style:text-properties fo:color="#000080"/>
    </style:style>
    <style:style style:name="P6" style:family="paragraph" style:parent-style-name="Code_20_Listing">
      <style:text-properties fo:color="#000080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Code_20_Listing">
      <style:paragraph-properties fo:break-before="page"/>
      <style:text-properties fo:color="#000080"/>
    </style:style>
    <style:style style:name="P1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Coding_20_Title">
      <style:paragraph-properties fo:break-before="page"/>
    </style:style>
    <style:style style:name="P14" style:family="paragraph" style:parent-style-name="Criteria_20_Body" style:list-style-name="L1"/>
    <style:style style:name="P15" style:family="paragraph" style:parent-style-name="Method_20_Title">
      <style:paragraph-properties fo:break-before="page"/>
    </style:style>
    <style:style style:name="P16" style:family="paragraph" style:parent-style-name="Standard" style:list-style-name="L1"/>
    <style:style style:name="P17" style:family="paragraph" style:parent-style-name="Method_20_Code_20_Listing">
      <style:text-properties fo:color="#000080"/>
    </style:style>
    <style:style style:name="P18" style:family="paragraph" style:parent-style-name="Method_20_Listing_20_Title">
      <style:paragraph-properties fo:break-before="page"/>
    </style:style>
    <style:style style:name="P19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80"/>
    </style:style>
    <style:style style:name="T5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erialize\Buffer</text:h>
      <text:p text:style-name="Class_20_Description"/>
      <text:p text:style-name="Class_20_Description">The <text:span text:style-name="Class_20_Variables"><text:span text:style-name="T5">Serialize\Buffer</text:span></text:span> is a memory-cache adapter for the Serialize class function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erialize\Buffer</text:span> class are:</text:p>
      <text:p text:style-name="Criteria_20_Body"/>
      <text:list xml:id="list2013298368" text:style-name="L1">
        <text:list-item>
          <text:p text:style-name="P14">Uses the <text:span text:style-name="Class_20_Variables">Library\Serialize</text:span> namespace;</text:p>
        </text:list-item>
        <text:list-item>
          <text:p text:style-name="P16">Uses <text:span text:style-name="Class_20_Variables">Library\Error</text:span>;</text:p>
        </text:list-item>
        <text:list-item>
          <text:p text:style-name="P16">Implements the <text:span text:style-name="Class_20_Variables">Serialize\iSerialize</text:span> interface.</text:p>
        </text:list-item>
      </text:list>
      <text:p text:style-name="Standard"/>
      <text:h text:style-name="P18" text:outline-level="4">Class Properties</text:h>
      <text:p text:style-name="Method_20_Body"/>
      <text:p text:style-name="Method_20_Body">The <text:span text:style-name="Class_20_Variables">Serialize\Buffer</text:span> class defines the following properties:</text:p>
      <text:p text:style-name="Method_20_Body"/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roperty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19">$source</text:p>
          </table:table-cell>
          <table:table-cell table:style-name="Table4.B2" office:value-type="string">
            <text:p text:style-name="Method_20_Table_20_Description">Path to the buffer source.</text:p>
          </table:table-cell>
        </table:table-row>
        <table:table-row>
          <table:table-cell table:style-name="Table4.A2" office:value-type="string">
            <text:p text:style-name="P19">$properties</text:p>
          </table:table-cell>
          <table:table-cell table:style-name="Table4.B2" office:value-type="string">
            <text:p text:style-name="Method_20_Table_20_Description">Property class instance containing Serialize properties.</text:p>
          </table:table-cell>
        </table:table-row>
        <table:table-row>
          <table:table-cell table:style-name="Table4.A2" office:value-type="string">
            <text:p text:style-name="P19">$buffer</text:p>
          </table:table-cell>
          <table:table-cell table:style-name="Table4.B2" office:value-type="string">
            <text:p text:style-name="P2">The memory-cache buffer.</text:p>
          </table:table-cell>
        </table:table-row>
        <table:table-row>
          <table:table-cell table:style-name="Table4.A2" office:value-type="string">
            <text:p text:style-name="P19">$adapter</text:p>
          </table:table-cell>
          <table:table-cell table:style-name="Table4.B2" office:value-type="string">
            <text:p text:style-name="P2">The adapter instance, or null.</text:p>
          </table:table-cell>
        </table:table-row>
      </table:table>
      <text:p text:style-name="Standard"/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Serialize\Buffer</text:span> class define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ethod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9">__construct</text:p>
          </table:table-cell>
          <table:table-cell table:style-name="Table3.B2" office:value-type="string">
            <text:p text:style-name="Method_20_Table_20_Description">Class constructor</text:p>
          </table:table-cell>
        </table:table-row>
        <table:table-row>
          <table:table-cell table:style-name="Table3.A2" office:value-type="string">
            <text:p text:style-name="P9">__destruct</text:p>
          </table:table-cell>
          <table:table-cell table:style-name="Table3.B2" office:value-type="string">
            <text:p text:style-name="Method_20_Table_20_Description">Class destructor</text:p>
          </table:table-cell>
        </table:table-row>
        <table:table-row>
          <table:table-cell table:style-name="Table3.A2" office:value-type="string">
            <text:p text:style-name="P8"><text:a xlink:type="simple" xlink:href="#connect"><text:span text:style-name="T1">connect</text:span></text:a></text:p>
          </table:table-cell>
          <table:table-cell table:style-name="Table3.B2" office:value-type="string">
            <text:p text:style-name="Method_20_Table_20_Description">Connect the caller.</text:p>
          </table:table-cell>
        </table:table-row>
        <table:table-row>
          <table:table-cell table:style-name="Table3.A2" office:value-type="string">
            <text:p text:style-name="P9"><text:a xlink:type="simple" xlink:href="#disconnect">disconnect</text:a></text:p>
          </table:table-cell>
          <table:table-cell table:style-name="Table3.B2" office:value-type="string">
            <text:p text:style-name="Method_20_Table_20_Description">Disconnect the caller.</text:p>
          </table:table-cell>
        </table:table-row>
        <table:table-row>
          <table:table-cell table:style-name="Table3.A2" office:value-type="string">
            <text:p text:style-name="P9"><text:a xlink:type="simple" xlink:href="#read">read</text:a></text:p>
          </table:table-cell>
          <table:table-cell table:style-name="Table3.B2" office:value-type="string">
            <text:p text:style-name="P2">Read the object from the supplied source without unserializing.</text:p>
          </table:table-cell>
        </table:table-row>
        <table:table-row>
          <table:table-cell table:style-name="Table3.A2" office:value-type="string">
            <text:p text:style-name="P9"><text:a xlink:type="simple" xlink:href="#write">write</text:a></text:p>
          </table:table-cell>
          <table:table-cell table:style-name="Table3.B2" office:value-type="string">
            <text:p text:style-name="P2">Store the pre-serialized data.</text:p>
          </table:table-cell>
        </table:table-row>
        <table:table-row>
          <table:table-cell table:style-name="Table3.A2" office:value-type="string">
            <text:p text:style-name="P9"><text:a xlink:type="simple" xlink:href="#source">source</text:a></text:p>
          </table:table-cell>
          <table:table-cell table:style-name="Table3.B2" office:value-type="string">
            <text:p text:style-name="P2">(Sets and) returns the source name.</text:p>
          </table:table-cell>
        </table:table-row>
        <table:table-row>
          <table:table-cell table:style-name="Table3.A2" office:value-type="string">
            <text:p text:style-name="P9"><text:a xlink:type="simple" xlink:href="#adapter">adapter</text:a></text:p>
          </table:table-cell>
          <table:table-cell table:style-name="Table3.B2" office:value-type="string">
            <text:p text:style-name="P2">Returns the adapter class property.</text:p>
          </table:table-cell>
        </table:table-row>
        <table:table-row>
          <table:table-cell table:style-name="Table3.A2" office:value-type="string">
            <text:p text:style-name="P9"><text:a xlink:type="simple" xlink:href="#properties">properties</text:a></text:p>
          </table:table-cell>
          <table:table-cell table:style-name="Table3.B2" office:value-type="string">
            <text:p text:style-name="Method_20_Table_20_Description">(Sets and) returns the Property instance.</text:p>
          </table:table-cell>
        </table:table-row>
        <table:table-row>
          <table:table-cell table:style-name="Table3.A2" office:value-type="string">
            <text:p text:style-name="P9"><text:a xlink:type="simple" xlink:href="#buffer">buffer</text:a></text:p>
          </table:table-cell>
          <table:table-cell table:style-name="Table3.B2" office:value-type="string">
            <text:p text:style-name="Method_20_Table_20_Description">Returns the cache buffer.</text:p>
          </table:table-cell>
        </table:table-row>
      </table:table>
      <text:p text:style-name="Standard"/>
      <text:h text:style-name="Method_20_Listing_20_Title" text:outline-level="4"/>
      <text:h text:style-name="P15" text:outline-level="5">__construct</text:h>
      <text:p text:style-name="Method_20_Body"/>
      <text:p text:style-name="Method_20_Body">Class constructor.</text:p>
      <text:p text:style-name="Method_20_Body"/>
      <text:p text:style-name="P5">/**</text:p>
      <text:p text:style-name="P5"><text:s/>* __construct</text:p>
      <text:p text:style-name="P5"><text:s/>*</text:p>
      <text:p text:style-name="P5"><text:s/>* Class constructor</text:p>
      <text:p text:style-name="P5"><text:s/>* <text:span text:style-name="T2">@param</text:span> object $properties = Library\Properties object</text:p>
      <text:p text:style-name="P5"><text:s/>*/</text:p>
      <text:p text:style-name="P5">public function __construct($properties)</text:p>
      <text:p text:style-name="P5">{</text:p>
      <text:p text:style-name="P5"><text:tab/>$this-&gt;properties = null;</text:p>
      <text:p text:style-name="P5"/>
      <text:p text:style-name="P5"><text:tab/>if (! $properties)</text:p>
      <text:p text:style-name="P5"><text:tab/>{</text:p>
      <text:p text:style-name="P5"><text:tab/><text:tab/>throw new Exception(Error::code('MissingRequiredProperties'));</text:p>
      <text:p text:style-name="P5"><text:tab/>}</text:p>
      <text:p text:style-name="P5"/>
      <text:p text:style-name="P5"><text:tab/>$this-&gt;adapter = null;</text:p>
      <text:p text:style-name="P5"><text:tab/>$this-&gt;buffer <text:s/>= '';</text:p>
      <text:p text:style-name="P5"><text:tab/>$this-&gt;source <text:s/>= '';</text:p>
      <text:p text:style-name="P5"/>
      <text:p text:style-name="P5"><text:tab/>if ($this-&gt;properties($properties)-&gt;exists('Serialize_Source'))</text:p>
      <text:p text:style-name="P5"><text:tab/>{</text:p>
      <text:p text:style-name="P5"><text:tab/><text:tab/>$this-&gt;source = $this-&gt;properties['Serialize_Source'];</text:p>
      <text:p text:style-name="P5"><text:tab/>}</text:p>
      <text:p text:style-name="P5">}</text:p>
      <text:p text:style-name="Method_20_Body"/>
      <text:p text:style-name="Method_20_Body">The <text:span text:style-name="Class_20_Variables">__construct </text:span>method expects a single, mandatory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Properties</text:p>
          </table:table-cell>
          <table:table-cell table:style-name="Table6.B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10">$properties</text:p>
          </table:table-cell>
          <table:table-cell table:style-name="Table6.B2" office:value-type="string">
            <text:p text:style-name="P3">Adapter properties in a <text:span text:style-name="Class_20_Variables">Properties</text:span> object or array.</text:p>
          </table:table-cell>
        </table:table-row>
      </table:table>
      <text:p text:style-name="Method_20_Body"/>
      <text:p text:style-name="Method_20_Body">The <text:span text:style-name="Class_20_Variables">$properties</text:span> class property is set to null.</text:p>
      <text:p text:style-name="Method_20_Body"/>
      <text:p text:style-name="Method_20_Body">If the <text:span text:style-name="Class_20_Variables">$properties</text:span> parameter is false, a <text:span text:style-name="Class_20_Variables">Serialize\Exception</text:span> is thrown.</text:p>
      <text:p text:style-name="Method_20_Body"/>
      <text:p text:style-name="Method_20_Body">The <text:span text:style-name="Class_20_Variables">$adapter</text:span> class property is set to null, and the <text:span text:style-name="Class_20_Variables">$buffer</text:span> and <text:span text:style-name="Class_20_Variables">$source</text:span> class properties are set to empty strings.</text:p>
      <text:p text:style-name="Method_20_Body"/>
      <text:p text:style-name="Method_20_Body">The <text:span text:style-name="Class_20_Variables">$properties</text:span> parameter is passed to the <text:span text:style-name="Class_20_Variables">properties</text:span> method and the returned value is used to call the <text:span text:style-name="Class_20_Variables">exists</text:span> method, passing the '<text:span text:style-name="Class_20_Variables">Serialize_Source</text:span>' string. <text:s/>If the result is true, the <text:span text:style-name="Class_20_Variables">$source</text:span> class property is assigned the value of the '<text:span text:style-name="Class_20_Variables">Serialize_Source</text:span>' element from the <text:span text:style-name="Class_20_Variables">$properties</text:span> class property.</text:p>
      <text:p text:style-name="Method_20_Body"/>
      <text:p text:style-name="Method_20_Body"/>
      <text:h text:style-name="P15" text:outline-level="5">__destruct</text:h>
      <text:p text:style-name="Method_20_Body"/>
      <text:p text:style-name="Method_20_Body">Class destructor.</text:p>
      <text:p text:style-name="Method_20_Body"/>
      <text:p text:style-name="P5">/**</text:p>
      <text:p text:style-name="P5"><text:s/>* __destruct</text:p>
      <text:p text:style-name="P5"><text:s/>*</text:p>
      <text:p text:style-name="P5"><text:s/>* Class destructor</text:p>
      <text:p text:style-name="P5"><text:s/>*/</text:p>
      <text:p text:style-name="P5">public function __destruct()</text:p>
      <text:p text:style-name="P5">{</text:p>
      <text:p text:style-name="P5">}</text:p>
      <text:p text:style-name="Method_20_Body"/>
      <text:p text:style-name="Method_20_Body"/>
      <text:p text:style-name="Method_20_Body"/>
      <text:h text:style-name="P15" text:outline-level="5"><text:bookmark-start text:name="connect"/><text:bookmark-start text:name="__construct"/>c<text:bookmark-end text:name="__construct"/>onnect<text:bookmark-end text:name="connect"/></text:h>
      <text:p text:style-name="Method_20_Body"/>
      <text:p text:style-name="Method_20_Body">Connect to the adapter.</text:p>
      <text:p text:style-name="Method_20_Body"/>
      <text:p text:style-name="P5">/**</text:p>
      <text:p text:style-name="P5"><text:s/>* connect.</text:p>
      <text:p text:style-name="P5"><text:s/>*</text:p>
      <text:p text:style-name="P5"><text:s/>* Connect to the adapter.</text:p>
      <text:p text:style-name="P5"><text:s/>* <text:span text:style-name="T2">@param</text:span> object $properties = (optional) Library\Properties instance</text:p>
      <text:p text:style-name="P5"><text:s/>* <text:span text:style-name="T2">@return</text:span> boolean true = successful, false = failed.</text:p>
      <text:p text:style-name="P5"><text:s/>*/</text:p>
      <text:p text:style-name="P5">public function connect($properties=null)</text:p>
      <text:p text:style-name="P5">{</text:p>
      <text:p text:style-name="Method_20_Code_20_Listing"><text:span text:style-name="T3"><text:tab/></text:span><text:span text:style-name="T4">$this-&gt;properties($properties);</text:span></text:p>
      <text:p text:style-name="Method_20_Code_20_Listing">}</text:p>
      <text:p text:style-name="Method_20_Body"/>
      <text:p text:style-name="Method_20_Body">The <text:span text:style-name="T2">connect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Properties</text:p>
          </table:table-cell>
          <table:table-cell table:style-name="Table8.B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10">$properties</text:p>
          </table:table-cell>
          <table:table-cell table:style-name="Table8.B2" office:value-type="string">
            <text:p text:style-name="P3">Adapter properties in a <text:span text:style-name="Class_20_Variables">Properties</text:span> object or array.</text:p>
          </table:table-cell>
        </table:table-row>
      </table:table>
      <text:p text:style-name="Method_20_Body"/>
      <text:p text:style-name="Method_20_Body">The <text:span text:style-name="Class_20_Variables">$properties</text:span> method is called to store the <text:span text:style-name="Class_20_Variables">$properties</text:span> parameter, if it is not null.</text:p>
      <text:p text:style-name="Method_20_Body"/>
      <text:p text:style-name="Method_20_Body"/>
      <text:h text:style-name="P15" text:outline-level="5"><text:bookmark-start text:name="disconnect"/><text:bookmark-start text:name="__destruct"/>d<text:bookmark-end text:name="__destruct"/>isconnect<text:bookmark-end text:name="disconnect"/></text:h>
      <text:p text:style-name="Method_20_Body"/>
      <text:p text:style-name="Method_20_Body">Disconnect the caller.</text:p>
      <text:p text:style-name="Method_20_Body"/>
      <text:p text:style-name="P5">/**</text:p>
      <text:p text:style-name="P5"><text:s/>* disconnect.</text:p>
      <text:p text:style-name="P5"><text:s/>*</text:p>
      <text:p text:style-name="P5"><text:s/>* Disconnect the caller.</text:p>
      <text:p text:style-name="P5"><text:s/>* <text:span text:style-name="T2">@return</text:span> boolean true = successful, false = unable to disconnect.</text:p>
      <text:p text:style-name="P5"><text:s/>*/</text:p>
      <text:p text:style-name="P5">public function disconnect()</text:p>
      <text:p text:style-name="P5">{</text:p>
      <text:p text:style-name="P5"><text:tab/>return true;</text:p>
      <text:p text:style-name="P5">}</text:p>
      <text:p text:style-name="Method_20_Body"/>
      <text:p text:style-name="Method_20_Body">The <text:span text:style-name="Class_20_Variables">disconnect</text:span> method returns a boolean true.</text:p>
      <text:p text:style-name="Method_20_Body"/>
      <text:p text:style-name="Method_20_Body"/>
      <text:h text:style-name="P15" text:outline-level="5"><text:bookmark-start text:name="read"/>read<text:bookmark-end text:name="read"/></text:h>
      <text:p text:style-name="Method_20_Body"/>
      <text:p text:style-name="Method_20_Body">Read the object from the specified source without unserializing.</text:p>
      <text:p text:style-name="Method_20_Body"/>
      <text:p text:style-name="P5">/**</text:p>
      <text:p text:style-name="P5"><text:s/>* read</text:p>
      <text:p text:style-name="P5"><text:s/>*</text:p>
      <text:p text:style-name="P5"><text:s/>* Read the object from the specified source without unserializing.</text:p>
      <text:p text:style-name="P5"><text:s/>* <text:span text:style-name="T2">@param</text:span> string $source = (optional) source name</text:p>
      <text:p text:style-name="P5"><text:s/>* <text:span text:style-name="T2">@return</text:span> string $buffer = response buffer</text:p>
      <text:p text:style-name="P5"><text:s/>* <text:span text:style-name="T2">@throws</text:span> Exception</text:p>
      <text:p text:style-name="P5"><text:s/>*/</text:p>
      <text:p text:style-name="P5">public function read($source=null)</text:p>
      <text:p text:style-name="P5">{</text:p>
      <text:p text:style-name="Method_20_Code_20_Listing"><text:span text:style-name="T3"><text:tab/></text:span><text:span text:style-name="T4">$this-&gt;source($source);</text:span></text:p>
      <text:p text:style-name="P5"><text:tab/>return $this-&gt;buffer;</text:p>
      <text:p text:style-name="P5">}</text:p>
      <text:p text:style-name="Method_20_Body"/>
      <text:p text:style-name="Method_20_Body">The <text:span text:style-name="T2">read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roperties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10">$source</text:p>
          </table:table-cell>
          <table:table-cell table:style-name="Table5.B2" office:value-type="string">
            <text:p text:style-name="P4">The source name.</text:p>
          </table:table-cell>
        </table:table-row>
      </table:table>
      <text:p text:style-name="Method_20_Body"/>
      <text:p text:style-name="Method_20_Body">The <text:span text:style-name="Class_20_Variables">source</text:span> method is called to store the <text:span text:style-name="Class_20_Variables">$source</text:span> parameter, if it is not null.</text:p>
      <text:p text:style-name="Method_20_Body"/>
      <text:p text:style-name="Method_20_Body">The <text:span text:style-name="Class_20_Variables">$buffer</text:span> class property is returned.</text:p>
      <text:p text:style-name="Method_20_Body"/>
      <text:p text:style-name="Method_20_Body"/>
      <text:h text:style-name="P15" text:outline-level="5"><text:bookmark-start text:name="write"/>write<text:bookmark-end text:name="write"/></text:h>
      <text:p text:style-name="Method_20_Body"/>
      <text:p text:style-name="Method_20_Body">Write the object to the designated source.</text:p>
      <text:p text:style-name="Method_20_Body"/>
      <text:p text:style-name="P5">/**</text:p>
      <text:p text:style-name="P5"><text:s/>* write</text:p>
      <text:p text:style-name="P5"><text:s/>*</text:p>
      <text:p text:style-name="P5"><text:s/>* Write the object to the designated source.</text:p>
      <text:p text:style-name="P5"><text:s/>* <text:span text:style-name="T2">@param</text:span> string $buffer = A reference to the buffer to be written.</text:p>
      <text:p text:style-name="P5"><text:s/>* <text:span text:style-name="T2">@param</text:span> string $source = (optional) source name</text:p>
      <text:p text:style-name="P5"><text:s/>* <text:span text:style-name="T2">@throws</text:span> Exception</text:p>
      <text:p text:style-name="P5"><text:s/>*/</text:p>
      <text:p text:style-name="P5">public function write(&amp;$buffer, $source=null)</text:p>
      <text:p text:style-name="P12"><text:tab/>{</text:p>
      <text:p text:style-name="Method_20_Code_20_Listing"><text:span text:style-name="T3"><text:tab/></text:span><text:span text:style-name="T4">if (! $buffer)</text:span></text:p>
      <text:p text:style-name="P5"><text:tab/>{</text:p>
      <text:p text:style-name="P5"><text:tab/><text:tab/>throw new Exception(Error::code('EmptyBuffer'));</text:p>
      <text:p text:style-name="P5"><text:tab/>}</text:p>
      <text:p text:style-name="P5"/>
      <text:p text:style-name="P5"><text:tab/>$this-&gt;source($source);</text:p>
      <text:p text:style-name="P5"><text:tab/>$this-&gt;buffer = $buffer;</text:p>
      <text:p text:style-name="P5">}</text:p>
      <text:p text:style-name="Method_20_Body"/>
      <text:p text:style-name="Method_20_Body">The <text:span text:style-name="T2">write</text:span> class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10">$buffer</text:p>
          </table:table-cell>
          <table:table-cell table:style-name="Table1.B2" office:value-type="string">
            <text:p text:style-name="P4">A reference to the buffer to be written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perties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0">$source</text:p>
          </table:table-cell>
          <table:table-cell table:style-name="Table2.B2" office:value-type="string">
            <text:p text:style-name="P4">The source name.</text:p>
          </table:table-cell>
        </table:table-row>
      </table:table>
      <text:p text:style-name="Method_20_Body"/>
      <text:p text:style-name="Method_20_Body">If the <text:span text:style-name="Class_20_Variables">$buffer</text:span> parameter is false, a <text:span text:style-name="Class_20_Variables">Serialize\Exception</text:span> is thrown.</text:p>
      <text:p text:style-name="Method_20_Body"/>
      <text:p text:style-name="Method_20_Body">The <text:span text:style-name="Class_20_Variables">$source</text:span> parameter is passed to the <text:span text:style-name="Class_20_Variables">source</text:span> method to store, if it is not null.</text:p>
      <text:p text:style-name="Method_20_Body"/>
      <text:p text:style-name="Method_20_Body">The <text:span text:style-name="Class_20_Variables">$buffer</text:span> class property is set to the contents of the <text:span text:style-name="Class_20_Variables">$buffer</text:span> parameter.</text:p>
      <text:p text:style-name="Method_20_Body"/>
      <text:p text:style-name="Method_20_Body"/>
      <text:h text:style-name="P15" text:outline-level="5"><text:bookmark-start text:name="source"/>source<text:bookmark-end text:name="source"/></text:h>
      <text:p text:style-name="Method_20_Body"/>
      <text:p text:style-name="Method_20_Body">(Sets and) returns the source name.</text:p>
      <text:p text:style-name="Method_20_Body"/>
      <text:p text:style-name="P5">/**</text:p>
      <text:p text:style-name="P5"><text:s/>* source</text:p>
      <text:p text:style-name="P5"><text:s/>*</text:p>
      <text:p text:style-name="P5"><text:s/>* (Sets and) returns the source name.</text:p>
      <text:p text:style-name="P5"><text:s/>* <text:span text:style-name="T2">@param</text:span> string $source = (optional) source name, null to query</text:p>
      <text:p text:style-name="P5"><text:s/>* <text:span text:style-name="T2">@return</text:span> string $source</text:p>
      <text:p text:style-name="P5"><text:s/>*/</text:p>
      <text:p text:style-name="P5">public function source($source=null)</text:p>
      <text:p text:style-name="P5">{</text:p>
      <text:p text:style-name="P5"><text:tab/>if ($source !== null)</text:p>
      <text:p text:style-name="P5"><text:tab/>{</text:p>
      <text:p text:style-name="P5"><text:tab/><text:tab/>$this-&gt;source = $source;</text:p>
      <text:p text:style-name="P5"><text:tab/>}</text:p>
      <text:p text:style-name="P5"/>
      <text:p text:style-name="P5"><text:tab/>return $this-&gt;source;</text:p>
      <text:p text:style-name="P5">}</text:p>
      <text:p text:style-name="Method_20_Body"/>
      <text:p text:style-name="Method_20_Body">The <text:span text:style-name="Class_20_Variables">source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Properties</text:p>
          </table:table-cell>
          <table:table-cell table:style-name="Table11.B1" office:value-type="string">
            <text:p text:style-name="P7">Description</text:p>
          </table:table-cell>
        </table:table-row>
        <table:table-row>
          <table:table-cell table:style-name="Table11.A2" office:value-type="string">
            <text:p text:style-name="P10">$source</text:p>
          </table:table-cell>
          <table:table-cell table:style-name="Table11.B2" office:value-type="string">
            <text:p text:style-name="P4">The source/destination name.</text:p>
          </table:table-cell>
        </table:table-row>
      </table:table>
      <text:p text:style-name="Method_20_Body"/>
      <text:p text:style-name="Method_20_Body">If the <text:span text:style-name="Class_20_Variables">$source</text:span> parameter is not null, the <text:span text:style-name="Class_20_Variables">$source</text:span> parameter is stored in the <text:span text:style-name="Class_20_Variables">$source</text:span> class property.</text:p>
      <text:p text:style-name="Method_20_Body"/>
      <text:p text:style-name="Method_20_Body">The <text:span text:style-name="Class_20_Variables">$source</text:span> class property is returned.</text:p>
      <text:p text:style-name="Method_20_Body"/>
      <text:p text:style-name="Method_20_Body"/>
      <text:h text:style-name="P15" text:outline-level="5"><text:bookmark-start text:name="adapter"/>adapter<text:bookmark-end text:name="adapter"/></text:h>
      <text:p text:style-name="Method_20_Body"/>
      <text:p text:style-name="Method_20_Body">Returns the adapter class property.</text:p>
      <text:p text:style-name="Method_20_Body"/>
      <text:p text:style-name="P5">/**</text:p>
      <text:p text:style-name="P5"><text:s/>* adapter</text:p>
      <text:p text:style-name="P5"><text:s/>*</text:p>
      <text:p text:style-name="P5"><text:s/>* Returns the adapter class property.</text:p>
      <text:p text:style-name="P5"><text:s/>* <text:span text:style-name="T2">@return</text:span> object $adapter = adapter.</text:p>
      <text:p text:style-name="P5"><text:s/>*/</text:p>
      <text:p text:style-name="P5">public function adapter()</text:p>
      <text:p text:style-name="P5">{</text:p>
      <text:p text:style-name="P5"><text:tab/>return $this-&gt;adapter;</text:p>
      <text:p text:style-name="P5">}</text:p>
      <text:p text:style-name="Method_20_Body"/>
      <text:p text:style-name="Method_20_Body">The <text:span text:style-name="Class_20_Variables">$adapter</text:span> class property is returned.</text:p>
      <text:p text:style-name="Method_20_Body"/>
      <text:p text:style-name="Method_20_Body"/>
      <text:h text:style-name="P15" text:outline-level="5"><text:bookmark-start text:name="properties"/>properties<text:bookmark-end text:name="properties"/></text:h>
      <text:p text:style-name="Method_20_Body"/>
      <text:p text:style-name="Method_20_Body">(Sets and) returns the <text:span text:style-name="Class_20_Variables">Properties</text:span> class property.</text:p>
      <text:p text:style-name="Method_20_Body"/>
      <text:p text:style-name="P5">/**</text:p>
      <text:p text:style-name="P5"><text:s/>* properties</text:p>
      <text:p text:style-name="P5"><text:s/>*</text:p>
      <text:p text:style-name="P5"><text:s/>* (Sets and) returns the connection properties.</text:p>
      <text:p text:style-name="P5"><text:s/>* <text:span text:style-name="T2">@param</text:span> object $properties = (optional) connection properties</text:p>
      <text:p text:style-name="P5"><text:s/>* <text:span text:style-name="T2">@return</text:span> object $properties</text:p>
      <text:p text:style-name="P5"><text:s/>*/</text:p>
      <text:p text:style-name="P5">public function properties($properties=null)</text:p>
      <text:p text:style-name="P5">{</text:p>
      <text:p text:style-name="P5"><text:tab/>if ($properties !== null)</text:p>
      <text:p text:style-name="P5"><text:tab/>{</text:p>
      <text:p text:style-name="P5"><text:tab/><text:tab/>$this-&gt;properties = $properties;</text:p>
      <text:p text:style-name="P5"><text:tab/>}</text:p>
      <text:p text:style-name="P5"/>
      <text:p text:style-name="P5"><text:tab/>return $this-&gt;properties;</text:p>
      <text:p text:style-name="P5">}</text:p>
      <text:p text:style-name="Method_20_Body"/>
      <text:p text:style-name="Method_20_Body">The <text:span text:style-name="Class_20_Variables">properties</text:span> method expects a singl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Properties</text:p>
          </table:table-cell>
          <table:table-cell table:style-name="Table12.B1" office:value-type="string">
            <text:p text:style-name="P7">Description</text:p>
          </table:table-cell>
        </table:table-row>
        <table:table-row>
          <table:table-cell table:style-name="Table12.A2" office:value-type="string">
            <text:p text:style-name="P10">$properties</text:p>
          </table:table-cell>
          <table:table-cell table:style-name="Table12.B2" office:value-type="string">
            <text:p text:style-name="P4">The <text:span text:style-name="Class_20_Variables">Properties</text:span> instance to set.</text:p>
          </table:table-cell>
        </table:table-row>
      </table:table>
      <text:p text:style-name="Method_20_Body"/>
      <text:p text:style-name="Method_20_Body">If the <text:span text:style-name="Class_20_Variables">$properties</text:span> parameter is not null, the <text:span text:style-name="Class_20_Variables">$properties</text:span> parameter is stored in the <text:span text:style-name="Class_20_Variables">$properties</text:span> class property.</text:p>
      <text:p text:style-name="Method_20_Body"/>
      <text:p text:style-name="Method_20_Body">The <text:span text:style-name="Class_20_Variables">$properties</text:span> class property is returned.</text:p>
      <text:p text:style-name="Method_20_Body"/>
      <text:p text:style-name="Method_20_Body"/>
      <text:h text:style-name="P15" text:outline-level="5"><text:bookmark-start text:name="buffer"/>buffer<text:bookmark-end text:name="buffer"/></text:h>
      <text:p text:style-name="Method_20_Body"/>
      <text:p text:style-name="Method_20_Body">Returns the contents of the buffer class property.</text:p>
      <text:p text:style-name="Method_20_Body"/>
      <text:p text:style-name="P5">/**</text:p>
      <text:p text:style-name="P5"><text:s/>* buffer</text:p>
      <text:p text:style-name="P5"><text:s/>*</text:p>
      <text:p text:style-name="P5"><text:s/>* Returns the contents of the buffer class property.</text:p>
      <text:p text:style-name="P5"><text:s/>* <text:span text:style-name="T2">@return</text:span> string $buffer</text:p>
      <text:p text:style-name="P5"><text:s/>*/</text:p>
      <text:p text:style-name="P5">public function buffer()</text:p>
      <text:p text:style-name="P5">{</text:p>
      <text:p text:style-name="P5"><text:tab/>return $this-&gt;buffer;</text:p>
      <text:p text:style-name="P5">}</text:p>
      <text:p text:style-name="Method_20_Body"/>
      <text:p text:style-name="Method_20_Body">The <text:span text:style-name="Class_20_Variables">$buffer</text:span> class property is returned.</text:p>
      <text:p text:style-name="Method_20_Body"/>
      <text:h text:style-name="P13" text:outline-level="3">Source Listing</text:h>
      <text:p text:style-name="Coding_20_Body"/>
      <text:p text:style-name="P6">&lt;?php</text:p>
      <text:p text:style-name="P6">namespace Library\Serialize;</text:p>
      <text:p text:style-name="P6">use Library\Error;</text:p>
      <text:p text:style-name="P6"/>
      <text:p text:style-name="P6">/*</text:p>
      <text:p text:style-name="P6"><text:s/>* <text:tab/>Serialize\Buffer is copyright © 2012. EarthWalk Software.</text:p>
      <text:p text:style-name="P6"><text:s/>* <text:tab/>Licensed under the Academic Free License version 3.0.</text:p>
      <text:p text:style-name="P6"><text:s/>* <text:tab/>Refer to the file named License.txt provided with the source,</text:p>
      <text:p text:style-name="P6"><text:s/>* <text:tab/> <text:s text:c="2"/>or from http://opensource.org/licenses/academic.php</text:p>
      <text:p text:style-name="P6"><text:s/>*/</text:p>
      <text:p text:style-name="P6">/**</text:p>
      <text:p text:style-name="P6"><text:s/>* Serialize\Buffer.</text:p>
      <text:p text:style-name="P6"><text:s/>*</text:p>
      <text:p text:style-name="P6"><text:s/>* Serialize adapter class for in-memory buffer.</text:p>
      <text:p text:style-name="P6"><text:s/>* <text:span text:style-name="T2">@author</text:span> Jay Wheeler.</text:p>
      <text:p text:style-name="P6"><text:s/>* <text:span text:style-name="T2">@version</text:span> 1.0</text:p>
      <text:p text:style-name="P6"><text:s/>* <text:span text:style-name="T2">@copyright</text:span> © 2012. EarthWalk Software.</text:p>
      <text:p text:style-name="P6"><text:s/>* <text:span text:style-name="T2">@license</text:span> Licensed under the Academic Free License version 3.0.</text:p>
      <text:p text:style-name="P6"><text:s/>* <text:span text:style-name="T2">@package</text:span> Library</text:p>
      <text:p text:style-name="P6"><text:s/>* <text:span text:style-name="T2">@subpackage</text:span> Serialize.</text:p>
      <text:p text:style-name="P6"><text:s/>*/</text:p>
      <text:p text:style-name="P6">class Buffer implements iSerialize</text:p>
      <text:p text:style-name="P6">{</text:p>
      <text:p text:style-name="P6"><text:tab/>/**</text:p>
      <text:p text:style-name="P6"><text:tab/> * source</text:p>
      <text:p text:style-name="P6"><text:tab/> *</text:p>
      <text:p text:style-name="P6"><text:tab/> * path to the buffer source</text:p>
      <text:p text:style-name="P6"><text:tab/> * <text:span text:style-name="T2">@var</text:span> string $source</text:p>
      <text:p text:style-name="P6"><text:tab/> */</text:p>
      <text:p text:style-name="P6"><text:tab/>protected<text:tab/><text:tab/>$source;</text:p>
      <text:p text:style-name="P6"/>
      <text:p text:style-name="P6"><text:tab/>/**</text:p>
      <text:p text:style-name="P6"><text:tab/> * properties</text:p>
      <text:p text:style-name="P6"><text:tab/> *</text:p>
      <text:p text:style-name="P6"><text:tab/> * Library\Properties object</text:p>
      <text:p text:style-name="P6"><text:tab/> * <text:span text:style-name="T2">@var</text:span> object $properties</text:p>
      <text:p text:style-name="P6"><text:tab/> */</text:p>
      <text:p text:style-name="P6"><text:tab/>protected<text:tab/><text:tab/>$properties;</text:p>
      <text:p text:style-name="P6"/>
      <text:p text:style-name="P6"><text:tab/>/**</text:p>
      <text:p text:style-name="P6"><text:tab/> * buffer</text:p>
      <text:p text:style-name="P6"><text:tab/> *</text:p>
      <text:p text:style-name="P6"><text:tab/> * Contents of the buffer</text:p>
      <text:p text:style-name="P6"><text:tab/> * <text:span text:style-name="T2">@var</text:span> mixed $buffer</text:p>
      <text:p text:style-name="P6"><text:tab/> */</text:p>
      <text:p text:style-name="P6"><text:tab/>protected<text:tab/><text:tab/>$buffer;</text:p>
      <text:p text:style-name="P6"/>
      <text:p text:style-name="P6"><text:tab/>/**</text:p>
      <text:p text:style-name="P6"><text:tab/> * adapter</text:p>
      <text:p text:style-name="P6"><text:tab/> *</text:p>
      <text:p text:style-name="P6"><text:tab/> * adapter object</text:p>
      <text:p text:style-name="P6"><text:tab/> * <text:span text:style-name="T2">@var</text:span> object $adapter</text:p>
      <text:p text:style-name="P6"><text:tab/> */</text:p>
      <text:p text:style-name="P6"><text:tab/>protected<text:tab/><text:tab/>$adapter;</text:p>
      <text:p text:style-name="P6"/>
      <text:p text:style-name="P6"/>
      <text:p text:style-name="P11"><text:tab/>/**</text:p>
      <text:p text:style-name="P6"><text:tab/> * __construct</text:p>
      <text:p text:style-name="P6"><text:tab/> *</text:p>
      <text:p text:style-name="P6"><text:tab/> * Class constructor</text:p>
      <text:p text:style-name="P6"><text:tab/> * <text:span text:style-name="T2">@param</text:span> object $properties = Library\Properties object</text:p>
      <text:p text:style-name="P6"><text:tab/> */</text:p>
      <text:p text:style-name="P6"><text:tab/>public function __construct($properties)</text:p>
      <text:p text:style-name="P6"><text:tab/>{</text:p>
      <text:p text:style-name="P6"><text:tab/><text:tab/>$this-&gt;properties = null;</text:p>
      <text:p text:style-name="P6"/>
      <text:p text:style-name="P6"><text:tab/><text:tab/>if (! $properties)</text:p>
      <text:p text:style-name="P6"><text:tab/><text:tab/>{</text:p>
      <text:p text:style-name="P6"><text:tab/><text:tab/><text:tab/>throw new Exception(Error::code('MissingRequiredProperties'));</text:p>
      <text:p text:style-name="P6"><text:tab/><text:tab/>}</text:p>
      <text:p text:style-name="P6"/>
      <text:p text:style-name="P6"><text:tab/><text:tab/>$this-&gt;adapter = null;</text:p>
      <text:p text:style-name="P6"><text:tab/><text:tab/>$this-&gt;buffer <text:s/>= '';</text:p>
      <text:p text:style-name="P6"><text:tab/><text:tab/>$this-&gt;source <text:s/>= '';</text:p>
      <text:p text:style-name="P6"/>
      <text:p text:style-name="P6"><text:tab/><text:tab/>if ($this-&gt;properties($properties)-&gt;exists('Serialize_Source'))</text:p>
      <text:p text:style-name="P6"><text:tab/><text:tab/>{</text:p>
      <text:p text:style-name="P6"><text:tab/><text:tab/><text:tab/>$this-&gt;source = $this-&gt;properties['Serialize_Source'];</text:p>
      <text:p text:style-name="P6"><text:tab/><text:tab/>}</text:p>
      <text:p text:style-name="P6"><text:tab/>}</text:p>
      <text:p text:style-name="P6"/>
      <text:p text:style-name="P6"><text:tab/>/**</text:p>
      <text:p text:style-name="P6"><text:tab/> * __destruct</text:p>
      <text:p text:style-name="P6"><text:tab/> *</text:p>
      <text:p text:style-name="P6"><text:tab/> * Class destructor</text:p>
      <text:p text:style-name="P6"><text:tab/> */</text:p>
      <text:p text:style-name="P6"><text:tab/>public function __destruct()</text:p>
      <text:p text:style-name="P6"><text:tab/>{</text:p>
      <text:p text:style-name="P6"><text:tab/>}</text:p>
      <text:p text:style-name="P6"/>
      <text:p text:style-name="P6"><text:s text:c="2"/><text:tab/>/**</text:p>
      <text:p text:style-name="P6"><text:s text:c="2"/><text:tab/> * connect.</text:p>
      <text:p text:style-name="P6"><text:s text:c="2"/><text:tab/> *</text:p>
      <text:p text:style-name="P6"><text:s text:c="2"/><text:tab/> * Connect to the adapter.</text:p>
      <text:p text:style-name="P6"><text:s text:c="2"/><text:tab/> * <text:span text:style-name="T2">@param</text:span> object $properties = (optional) Library\Properties object</text:p>
      <text:p text:style-name="P6"><text:s text:c="2"/><text:tab/> */</text:p>
      <text:p text:style-name="P6"><text:tab/>public function connect($properties=null)</text:p>
      <text:p text:style-name="P6"><text:tab/>{</text:p>
      <text:p text:style-name="P6"><text:tab/><text:tab/>$this-&gt;properties($properties);</text:p>
      <text:p text:style-name="P6"><text:tab/>}</text:p>
      <text:p text:style-name="P6"/>
      <text:p text:style-name="P6"><text:s text:c="2"/><text:tab/>/**</text:p>
      <text:p text:style-name="P6"><text:s text:c="2"/><text:tab/> * disconnect.</text:p>
      <text:p text:style-name="P6"><text:s text:c="2"/><text:tab/> *</text:p>
      <text:p text:style-name="P6"><text:s text:c="2"/><text:tab/> * Disconnect the caller.</text:p>
      <text:p text:style-name="P6"><text:s text:c="2"/><text:tab/> * <text:span text:style-name="T2">@return</text:span> boolean true = successful, false = unable to disconnect.</text:p>
      <text:p text:style-name="P6"><text:s text:c="2"/><text:tab/> */</text:p>
      <text:p text:style-name="P6"><text:tab/>public function disconnect()</text:p>
      <text:p text:style-name="P6"><text:tab/>{</text:p>
      <text:p text:style-name="P6"><text:tab/><text:tab/>return true;</text:p>
      <text:p text:style-name="P6"><text:tab/>}</text:p>
      <text:p text:style-name="P6"/>
      <text:p text:style-name="P6"/>
      <text:p text:style-name="P11"><text:tab/>/**</text:p>
      <text:p text:style-name="P6"><text:tab/> * read</text:p>
      <text:p text:style-name="P6"><text:tab/> *</text:p>
      <text:p text:style-name="P6"><text:tab/> * Read the object from the specified source without unserializing.</text:p>
      <text:p text:style-name="P6"><text:tab/> * <text:span text:style-name="T2">@param</text:span> string $source = (optional) source name</text:p>
      <text:p text:style-name="P6"><text:tab/> * <text:span text:style-name="T2">@return</text:span> mixed $buffer = response buffer</text:p>
      <text:p text:style-name="P6"><text:tab/> * <text:span text:style-name="T2">@throws</text:span> Exception</text:p>
      <text:p text:style-name="P6"><text:tab/> */</text:p>
      <text:p text:style-name="P6"><text:tab/>public function read($source=null)</text:p>
      <text:p text:style-name="P6"><text:tab/>{</text:p>
      <text:p text:style-name="P6"><text:tab/><text:tab/>$this-&gt;source($source);</text:p>
      <text:p text:style-name="P6"><text:tab/><text:tab/>return $this-&gt;buffer;</text:p>
      <text:p text:style-name="P6"><text:tab/>}</text:p>
      <text:p text:style-name="P6"/>
      <text:p text:style-name="P6"><text:tab/>/**</text:p>
      <text:p text:style-name="P6"><text:tab/> * write</text:p>
      <text:p text:style-name="P6"><text:tab/> *</text:p>
      <text:p text:style-name="P6"><text:tab/> * Write the object to the designated source.</text:p>
      <text:p text:style-name="P6"><text:tab/> * <text:span text:style-name="T2">@param</text:span> string $buffer = buffer to write</text:p>
      <text:p text:style-name="P6"><text:tab/> * <text:span text:style-name="T2">@param</text:span> string $source = (optional) source path</text:p>
      <text:p text:style-name="P6"><text:tab/> * <text:span text:style-name="T2">@throws</text:span> Exception</text:p>
      <text:p text:style-name="P6"><text:tab/> */</text:p>
      <text:p text:style-name="P6"><text:tab/>public function write(&amp;$buffer, $source=null)</text:p>
      <text:p text:style-name="P6"><text:tab/>{</text:p>
      <text:p text:style-name="P6"><text:tab/><text:tab/>if (! $buffer)</text:p>
      <text:p text:style-name="P6"><text:tab/><text:tab/>{</text:p>
      <text:p text:style-name="P6"><text:tab/><text:tab/><text:tab/>throw new Exception(Error::code('EmptyBuffer'));</text:p>
      <text:p text:style-name="P6"><text:tab/><text:tab/>}</text:p>
      <text:p text:style-name="P6"/>
      <text:p text:style-name="P6"><text:tab/><text:tab/>$this-&gt;source($source);</text:p>
      <text:p text:style-name="P6"><text:tab/><text:tab/>$this-&gt;buffer = $buffer;</text:p>
      <text:p text:style-name="P6"><text:tab/>}</text:p>
      <text:p text:style-name="P6"/>
      <text:p text:style-name="P6"><text:tab/>/**</text:p>
      <text:p text:style-name="P6"><text:tab/> * buffer</text:p>
      <text:p text:style-name="P6"><text:tab/> *</text:p>
      <text:p text:style-name="P6"><text:tab/> * Returns the buffer.</text:p>
      <text:p text:style-name="P6"><text:tab/> * <text:span text:style-name="T2">@return</text:span> mixed $buffer</text:p>
      <text:p text:style-name="P6"><text:tab/> */</text:p>
      <text:p text:style-name="P6"><text:tab/>public function buffer()</text:p>
      <text:p text:style-name="P6"><text:tab/>{</text:p>
      <text:p text:style-name="P6"><text:tab/><text:tab/>return $this-&gt;buffer;</text:p>
      <text:p text:style-name="P6"><text:tab/>}</text:p>
      <text:p text:style-name="P6"/>
      <text:p text:style-name="P6"><text:tab/>/**</text:p>
      <text:p text:style-name="P6"><text:tab/> * adapter</text:p>
      <text:p text:style-name="P6"><text:tab/> *</text:p>
      <text:p text:style-name="P6"><text:tab/> * Returns the adapter</text:p>
      <text:p text:style-name="P6"><text:tab/> * <text:span text:style-name="T2">@return</text:span> object $adapter</text:p>
      <text:p text:style-name="P6"><text:tab/> */</text:p>
      <text:p text:style-name="P6"><text:tab/>public function adapter()</text:p>
      <text:p text:style-name="P6"><text:tab/>{</text:p>
      <text:p text:style-name="P6"><text:tab/><text:tab/>return null;</text:p>
      <text:p text:style-name="P6"><text:tab/>}</text:p>
      <text:p text:style-name="P6"/>
      <text:p text:style-name="P6"/>
      <text:p text:style-name="P11"><text:tab/>/**</text:p>
      <text:p text:style-name="P6"><text:tab/> * source</text:p>
      <text:p text:style-name="P6"><text:tab/> *</text:p>
      <text:p text:style-name="P6"><text:tab/> * (Sets and) returns the source name.</text:p>
      <text:p text:style-name="P6"><text:tab/> * <text:span text:style-name="T2">@param</text:span> string $source = (optional) source name, null to query</text:p>
      <text:p text:style-name="P6"><text:tab/> * <text:span text:style-name="T2">@return</text:span> string $source</text:p>
      <text:p text:style-name="P6"><text:tab/> */</text:p>
      <text:p text:style-name="P6"><text:tab/>public function source($source=null)</text:p>
      <text:p text:style-name="P6"><text:tab/>{</text:p>
      <text:p text:style-name="P6"><text:tab/><text:tab/>if ($source !== null)</text:p>
      <text:p text:style-name="P6"><text:tab/><text:tab/>{</text:p>
      <text:p text:style-name="P6"><text:tab/><text:tab/><text:tab/>$this-&gt;source = $source;</text:p>
      <text:p text:style-name="P6"><text:tab/><text:tab/>}</text:p>
      <text:p text:style-name="P6"/>
      <text:p text:style-name="P6"><text:tab/><text:tab/>return $this-&gt;source;</text:p>
      <text:p text:style-name="P6"><text:tab/>}</text:p>
      <text:p text:style-name="P6"/>
      <text:p text:style-name="P6"><text:s text:c="2"/><text:tab/>/**</text:p>
      <text:p text:style-name="P6"><text:tab/> * properties</text:p>
      <text:p text:style-name="P6"><text:tab/> *</text:p>
      <text:p text:style-name="P6"><text:tab/> * (Sets and) returns the connection properties.</text:p>
      <text:p text:style-name="P6"><text:tab/> * <text:span text:style-name="T2">@param</text:span> object $properties = (optional) Library\Properties</text:p>
      <text:p text:style-name="P6"><text:tab/> * <text:span text:style-name="T2">@return</text:span> object $properties</text:p>
      <text:p text:style-name="P6"><text:tab/> */</text:p>
      <text:p text:style-name="P6"><text:tab/>public function properties($properties=null)</text:p>
      <text:p text:style-name="P6"><text:tab/>{</text:p>
      <text:p text:style-name="P6"><text:tab/><text:tab/>if ($properties !== null)</text:p>
      <text:p text:style-name="P6"><text:tab/><text:tab/>{</text:p>
      <text:p text:style-name="P6"><text:tab/><text:tab/><text:tab/>$this-&gt;properties = $properties;</text:p>
      <text:p text:style-name="P6"><text:tab/><text:tab/>}</text:p>
      <text:p text:style-name="P6"/>
      <text:p text:style-name="P6"><text:tab/><text:tab/>return $this-&gt;properties;</text:p>
      <text:p text:style-name="P6"><text:tab/>}</text:p>
      <text:p text:style-name="P6"/>
      <text:p text:style-name="P6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Serialize\Buffer<text:tab/><text:tab/><text:tab/><text:page-number text:select-page="current">2</text:page-number><text:tab/><text:tab/><text:tab/><text:date style:data-style-name="N76" text:date-value="2012-07-23T12:08:43.99">July 23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10H11M33S</meta:editing-duration>
    <meta:editing-cycles>54</meta:editing-cycles>
    <meta:generator>OpenOffice.org/3.2$Linux OpenOffice.org_project/320m12$Build-9483</meta:generator>
    <meta:initial-creator>Jay Wheeler</meta:initial-creator>
    <dc:date>2012-07-23T12:08:44</dc:date>
    <dc:creator>Jay Wheeler</dc:creator>
    <meta:document-statistic meta:table-count="9" meta:image-count="0" meta:object-count="0" meta:page-count="16" meta:paragraph-count="427" meta:word-count="1363" meta:character-count="9469"/>
    <meta:template xlink:type="simple" xlink:actuate="onRequest" xlink:title="ClassDefault" xlink:href="../ClassDefault.ott" meta:date="2012-06-12T12:20:04"/>
  </office:meta>
</office:document-meta>
</file>